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42cm" fo:text-indent="-0.635cm" fo:margin-left="3.2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instalación de servidor</text:p>
      <text:p text:style-name="P1"/>
      <text:list xml:id="list16710303961" text:style-name="L1">
        <text:list-item>
          <text:p text:style-name="P2">Instalar distribución Linux Debian Wheezy (versión estable).</text:p>
        </text:list-item>
        <text:list-item>
          <text:p text:style-name="P2">Configuración básica de servidor para tener acceso fijo.</text:p>
        </text:list-item>
      </text:list>
      <text:list xml:id="list1393693334" text:style-name="L2">
        <text:list-item>
          <text:p text:style-name="P4">Ip fija</text:p>
        </text:list-item>
        <text:list-item>
          <text:p text:style-name="P4">Creación de usuarios suficientes.</text:p>
        </text:list-item>
      </text:list>
      <text:list xml:id="list407362988" text:continue-list="list16710303961" text:style-name="L1">
        <text:list-item>
          <text:p text:style-name="P2">Instalación de dependencias necesarias para realizar el labor correcto del servidor.</text:p>
        </text:list-item>
      </text:list>
      <text:list xml:id="list1994141879" text:style-name="L3">
        <text:list-item>
          <text:p text:style-name="P3">SSH para tener acceso al servidor restringiendo el acceso como root lo cual incrementa la seguridad del control remoto </text:p>
        </text:list-item>
        <text:list-item>
          <text:p text:style-name="P3">MYSQL para resguardar la información de los tickets o información requerida en el proceso de certificación.</text:p>
        </text:list-item>
        <text:list-item>
          <text:p text:style-name="P3">instalación de mantis (entorno que permite realizar el registro de tickets)</text:p>
        </text:list-item>
        <text:list-item>
          <text:p text:style-name="P3">apache2 <text:s/></text:p>
        </text:list-item>
        <text:list-item>
          <text:p text:style-name="P3">php 5 <text:s/></text:p>
        </text:list-item>
        <text:list-item>
          <text:p text:style-name="P3">postfix para servir correos (necesario para el registro de usuarios en mantis).</text:p>
        </text:list-item>
        <text:list-item>
          <text:p text:style-name="P3">Librerias y dependencias necesarias para el funcionamiento de los paquetes en conjunto.</text:p>
        </text:list-item>
      </text:list>
      <text:list xml:id="list966588156" text:continue-list="list407362988" text:style-name="L1">
        <text:list-item>
          <text:p text:style-name="P2">Creación de script que realice respaldo de documentos cada fin de semana.</text:p>
        </text:list-item>
        <text:list-item>
          <text:p text:style-name="P2">Inserción de script en Cron linux para que este se ejecute cada día domingo y evitar realizar el respaldo de manera manual.</text:p>
        </text:list-item>
        <text:list-item>
          <text:p text:style-name="P2">Creación de un script adicional que se encargue de bajar la información nueva de reportes cada dí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1:04:23</meta:creation-date>
    <dc:date>2015-04-07T11:08:55</dc:date>
    <meta:editing-duration>PT1H1M4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76" meta:character-count="578" meta:non-whitespace-character-count="923"/>
  </office:meta>
</office:document-meta>
</file>